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11pt" officeooo:paragraph-rsid="001ba9d8" style:font-size-asian="11pt" style:font-size-complex="11pt"/>
    </style:style>
    <style:style style:name="P2" style:family="paragraph" style:parent-style-name="Standard">
      <style:text-properties style:font-name="Trebuchet MS" fo:font-size="11pt" officeooo:paragraph-rsid="001e1f5d" style:font-size-asian="11pt" style:font-size-complex="11pt"/>
    </style:style>
    <style:style style:name="P3" style:family="paragraph" style:parent-style-name="Standard">
      <style:text-properties style:font-name="Trebuchet MS" fo:font-size="11pt" officeooo:rsid="001e1f5d" officeooo:paragraph-rsid="001e1f5d" style:font-size-asian="11pt" style:font-size-complex="11pt"/>
    </style:style>
    <style:style style:name="P4" style:family="paragraph" style:parent-style-name="Standard">
      <style:text-properties style:font-name="Trebuchet MS" fo:font-size="11pt" officeooo:rsid="001ec995" officeooo:paragraph-rsid="001ec995" style:font-size-asian="11pt" style:font-size-complex="11pt"/>
    </style:style>
    <style:style style:name="P5" style:family="paragraph" style:parent-style-name="Standard">
      <style:text-properties style:font-name="Trebuchet MS" fo:font-size="11pt" officeooo:rsid="0020fe4f" officeooo:paragraph-rsid="0027e411" style:font-size-asian="11pt" style:font-size-complex="11pt"/>
    </style:style>
    <style:style style:name="P6" style:family="paragraph" style:parent-style-name="Standard">
      <style:text-properties style:font-name="Trebuchet MS" fo:font-size="11pt" officeooo:rsid="00290795" officeooo:paragraph-rsid="00290795" style:font-size-asian="11pt" style:font-size-complex="11pt"/>
    </style:style>
    <style:style style:name="P7" style:family="paragraph" style:parent-style-name="Standard">
      <style:text-properties style:font-name="Trebuchet MS" fo:font-size="11pt" officeooo:rsid="002b9eb8" officeooo:paragraph-rsid="002b9eb8" style:font-size-asian="11pt" style:font-size-complex="11pt"/>
    </style:style>
    <style:style style:name="P8" style:family="paragraph" style:parent-style-name="Standard">
      <style:text-properties style:font-name="Trebuchet MS" fo:font-size="11pt" officeooo:rsid="002e726f" officeooo:paragraph-rsid="002e726f" style:font-size-asian="11pt" style:font-size-complex="11pt"/>
    </style:style>
    <style:style style:name="P9" style:family="paragraph" style:parent-style-name="Standard">
      <style:text-properties style:font-name="Trebuchet MS" fo:font-size="11pt" fo:font-weight="bold" officeooo:rsid="001e1f5d" officeooo:paragraph-rsid="001e1f5d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Trebuchet MS" fo:font-size="11pt" fo:font-weight="bold" officeooo:rsid="001ec995" officeooo:paragraph-rsid="001ec995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Trebuchet MS" fo:font-size="11pt" fo:font-weight="bold" officeooo:rsid="002bfc7e" officeooo:paragraph-rsid="002bfc7e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Trebuchet MS" fo:font-size="11pt" fo:font-style="normal" officeooo:rsid="0021666a" officeooo:paragraph-rsid="002601e7" style:font-size-asian="11pt" style:font-style-asian="normal" style:font-size-complex="11pt" style:font-style-complex="normal"/>
    </style:style>
    <style:style style:name="P13" style:family="paragraph" style:parent-style-name="Standard">
      <style:text-properties style:font-name="Trebuchet MS" officeooo:rsid="001e1f5d" officeooo:paragraph-rsid="001e1f5d"/>
    </style:style>
    <style:style style:name="P14" style:family="paragraph" style:parent-style-name="Standard">
      <style:text-properties officeooo:paragraph-rsid="001ba9d8"/>
    </style:style>
    <style:style style:name="P15" style:family="paragraph" style:parent-style-name="Standard">
      <style:text-properties officeooo:paragraph-rsid="001e1f5d"/>
    </style:style>
    <style:style style:name="P16" style:family="paragraph" style:parent-style-name="Standard">
      <style:text-properties officeooo:paragraph-rsid="001e87a0"/>
    </style:style>
    <style:style style:name="P17" style:family="paragraph" style:parent-style-name="Standard">
      <style:text-properties style:font-name="Times New Roman" fo:font-size="12pt" fo:font-style="normal" officeooo:rsid="0020fe4f" officeooo:paragraph-rsid="0020fe4f" style:font-size-asian="12pt" style:font-style-asian="normal" style:font-size-complex="12pt" style:font-style-complex="normal"/>
    </style:style>
    <style:style style:name="P18" style:family="paragraph" style:parent-style-name="Standard">
      <style:text-properties style:font-name="Times New Roman" fo:font-size="12pt" fo:font-weight="bold" officeooo:rsid="002bfc7e" officeooo:paragraph-rsid="002bfc7e" style:font-size-asian="12pt" style:font-weight-asian="bold" style:font-size-complex="12pt" style:font-weight-complex="bold"/>
    </style:style>
    <style:style style:name="P19" style:family="paragraph" style:parent-style-name="Standard">
      <style:text-properties officeooo:paragraph-rsid="002742ed"/>
    </style:style>
    <style:style style:name="P20" style:family="paragraph" style:parent-style-name="Standard">
      <style:text-properties officeooo:rsid="002d992d" officeooo:paragraph-rsid="002d992d"/>
    </style:style>
    <style:style style:name="P21" style:family="paragraph" style:parent-style-name="Standard">
      <style:text-properties fo:font-variant="normal" fo:text-transform="none" style:font-name="Trebuchet MS" fo:font-size="11pt" fo:letter-spacing="normal" fo:font-style="normal" fo:font-weight="normal" officeooo:paragraph-rsid="001e1f5d" style:font-size-asian="11pt" style:font-size-complex="11pt"/>
    </style:style>
    <style:style style:name="P22" style:family="paragraph" style:parent-style-name="Standard">
      <style:text-properties fo:font-variant="normal" fo:text-transform="none" style:font-name="Trebuchet MS" fo:font-size="11pt" fo:letter-spacing="normal" fo:font-style="normal" fo:font-weight="normal" officeooo:rsid="001e1f5d" officeooo:paragraph-rsid="001e1f5d" style:font-size-asian="11pt" style:font-size-complex="11pt"/>
    </style:style>
    <style:style style:name="P23" style:family="paragraph" style:parent-style-name="Standard">
      <style:text-properties fo:font-variant="normal" fo:text-transform="none" style:font-name="Trebuchet MS" fo:font-size="11pt" fo:letter-spacing="normal" fo:font-style="normal" fo:font-weight="normal" officeooo:rsid="001e87a0" officeooo:paragraph-rsid="001e87a0" style:font-size-asian="11pt" style:font-size-complex="11pt"/>
    </style:style>
    <style:style style:name="P24" style:family="paragraph" style:parent-style-name="Standard">
      <style:text-properties fo:font-variant="normal" fo:text-transform="none" style:font-name="Trebuchet MS" fo:font-size="11pt" fo:letter-spacing="normal" fo:font-style="normal" fo:font-weight="normal" officeooo:rsid="001e87a0" officeooo:paragraph-rsid="00290795" style:font-size-asian="11pt" style:font-size-complex="11pt"/>
    </style:style>
    <style:style style:name="P25" style:family="paragraph" style:parent-style-name="Standard">
      <style:text-properties fo:font-variant="normal" fo:text-transform="none" style:font-name="Trebuchet MS" fo:font-size="11pt" fo:letter-spacing="normal" fo:font-style="normal" fo:font-weight="normal" officeooo:rsid="001e87a0" officeooo:paragraph-rsid="003324d8" style:font-size-asian="11pt" style:font-size-complex="11pt"/>
    </style:style>
    <style:style style:name="P26" style:family="paragraph" style:parent-style-name="Standard">
      <style:text-properties fo:font-variant="normal" fo:text-transform="none" style:font-name="Trebuchet MS" fo:font-size="11pt" fo:letter-spacing="normal" fo:font-style="normal" fo:font-weight="normal" officeooo:rsid="00290795" officeooo:paragraph-rsid="00290795" style:font-size-asian="11pt" style:font-size-complex="11pt"/>
    </style:style>
    <style:style style:name="P27" style:family="paragraph" style:parent-style-name="Standard">
      <style:text-properties fo:font-variant="normal" fo:text-transform="none" style:font-name="Trebuchet MS" fo:font-size="11pt" fo:letter-spacing="normal" fo:font-style="normal" fo:font-weight="normal" officeooo:rsid="0021666a" officeooo:paragraph-rsid="002601e7" style:font-size-asian="11pt" style:font-style-asian="normal" style:font-size-complex="11pt" style:font-style-complex="normal"/>
    </style:style>
    <style:style style:name="P28" style:family="paragraph" style:parent-style-name="Standard">
      <style:text-properties fo:font-variant="normal" fo:text-transform="none" style:font-name="Trebuchet MS" fo:font-size="11pt" fo:letter-spacing="normal" fo:font-style="normal" fo:font-weight="normal" officeooo:rsid="001e87a0" officeooo:paragraph-rsid="0020fe4f" style:font-size-asian="11pt" style:font-weight-asian="bold" style:font-size-complex="11pt" style:font-weight-complex="bold"/>
    </style:style>
    <style:style style:name="P29" style:family="paragraph" style:parent-style-name="Standard">
      <style:text-properties fo:font-variant="normal" fo:text-transform="none" style:font-name="Trebuchet MS" fo:font-size="11pt" fo:letter-spacing="normal" fo:font-style="normal" fo:font-weight="normal" officeooo:rsid="002bfc7e" officeooo:paragraph-rsid="002bfc7e" style:font-size-asian="11pt" style:font-weight-asian="bold" style:font-size-complex="11pt" style:font-weight-complex="bold"/>
    </style:style>
    <style:style style:name="P30" style:family="paragraph" style:parent-style-name="Standard">
      <style:text-properties fo:font-variant="normal" fo:text-transform="none" style:font-name="Trebuchet MS" fo:font-size="11pt" fo:letter-spacing="normal" fo:font-style="normal" fo:font-weight="normal" officeooo:rsid="002d992d" officeooo:paragraph-rsid="002d992d" style:font-size-asian="11pt" style:font-weight-asian="bold" style:font-size-complex="11pt" style:font-weight-complex="bold"/>
    </style:style>
    <style:style style:name="P31" style:family="paragraph" style:parent-style-name="Standard">
      <style:text-properties fo:font-variant="normal" fo:text-transform="none" style:font-name="Trebuchet MS" fo:font-size="11pt" fo:letter-spacing="normal" fo:font-style="normal" fo:font-weight="normal" officeooo:rsid="002e726f" officeooo:paragraph-rsid="002e726f" style:font-size-asian="11pt" style:font-weight-asian="bold" style:font-size-complex="11pt" style:font-weight-complex="bold"/>
    </style:style>
    <style:style style:name="P32" style:family="paragraph" style:parent-style-name="Standard">
      <style:text-properties fo:font-variant="normal" fo:text-transform="none" style:font-name="Trebuchet MS" fo:font-size="11pt" fo:letter-spacing="normal" fo:font-style="normal" fo:font-weight="bold" officeooo:rsid="001e87a0" officeooo:paragraph-rsid="001e87a0" style:font-size-asian="11pt" style:font-weight-asian="bold" style:font-size-complex="11pt" style:font-weight-complex="bold"/>
    </style:style>
    <style:style style:name="P33" style:family="paragraph" style:parent-style-name="Standard">
      <style:text-properties fo:font-variant="normal" fo:text-transform="none" style:font-name="Trebuchet MS" fo:font-size="11pt" fo:letter-spacing="normal" fo:font-style="normal" fo:font-weight="bold" officeooo:rsid="002d992d" officeooo:paragraph-rsid="002d992d" style:font-size-asian="11pt" style:font-weight-asian="bold" style:font-size-complex="11pt" style:font-weight-complex="bold"/>
    </style:style>
    <style:style style:name="P34" style:family="paragraph" style:parent-style-name="Standard">
      <style:text-properties fo:font-variant="normal" fo:text-transform="none" style:font-name="Trebuchet MS" fo:font-size="11pt" fo:letter-spacing="normal" fo:font-style="italic" fo:font-weight="normal" officeooo:rsid="0020fe4f" officeooo:paragraph-rsid="0020fe4f" style:font-size-asian="11pt" style:font-style-asian="italic" style:font-size-complex="11pt" style:font-style-complex="italic"/>
    </style:style>
    <style:style style:name="P35" style:family="paragraph" style:parent-style-name="Standard">
      <style:text-properties fo:font-variant="normal" fo:text-transform="none" style:font-name="Times New Roman" fo:font-size="12pt" fo:letter-spacing="normal" fo:font-style="normal" fo:font-weight="normal" officeooo:rsid="0020fe4f" officeooo:paragraph-rsid="0020fe4f" style:font-size-asian="12pt" style:font-style-asian="normal" style:font-size-complex="12pt" style:font-style-complex="normal"/>
    </style:style>
    <style:style style:name="P36" style:family="paragraph" style:parent-style-name="Standard">
      <style:text-properties fo:font-variant="normal" fo:text-transform="none" style:font-name="Times New Roman" fo:font-size="12pt" fo:letter-spacing="normal" fo:font-style="normal" fo:font-weight="normal" officeooo:rsid="002742ed" officeooo:paragraph-rsid="0027e411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font-variant="normal" fo:text-transform="none" style:font-name="Times New Roman" fo:font-size="12pt" fo:letter-spacing="normal" fo:font-style="normal" fo:font-weight="normal" officeooo:rsid="00290795" officeooo:paragraph-rsid="0027e411" style:font-size-asian="12pt" style:font-size-complex="12pt"/>
    </style:style>
    <style:style style:name="P38" style:family="paragraph" style:parent-style-name="Standard">
      <style:text-properties fo:font-variant="normal" fo:text-transform="none" style:font-name="Times New Roman" fo:font-size="12pt" fo:letter-spacing="normal" fo:font-style="normal" fo:font-weight="normal" officeooo:rsid="002bfc7e" officeooo:paragraph-rsid="002bfc7e" style:font-size-asian="12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style:font-name="Times New Roman" fo:font-size="12pt" fo:letter-spacing="normal" fo:font-style="normal" fo:font-weight="normal" officeooo:rsid="002d992d" officeooo:paragraph-rsid="002d992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style:font-name="Times New Roman" fo:font-size="11pt" fo:letter-spacing="normal" fo:font-style="normal" fo:font-weight="bold" officeooo:rsid="002e726f" officeooo:paragraph-rsid="002e726f" style:font-size-asian="11pt" style:font-weight-asian="bold" style:font-size-complex="11pt" style:font-weight-complex="bold"/>
    </style:style>
    <style:style style:name="P41" style:family="paragraph" style:parent-style-name="Standard">
      <style:text-properties fo:font-variant="normal" fo:text-transform="none" style:font-name="Times New Roman" fo:font-size="11pt" fo:letter-spacing="normal" fo:font-style="normal" fo:font-weight="normal" officeooo:rsid="002e726f" officeooo:paragraph-rsid="002e726f" style:font-size-asian="11pt" style:font-weight-asian="bold" style:font-size-complex="11pt" style:font-weight-complex="bold"/>
    </style:style>
    <style:style style:name="P42" style:family="paragraph" style:parent-style-name="Standard">
      <style:text-properties officeooo:rsid="003324d8" officeooo:paragraph-rsid="003324d8"/>
    </style:style>
    <style:style style:name="P43" style:family="paragraph" style:parent-style-name="Standard">
      <style:paragraph-properties fo:break-before="page"/>
      <style:text-properties style:font-name="Trebuchet MS" fo:font-size="11pt" officeooo:rsid="00290795" officeooo:paragraph-rsid="00290795" style:font-size-asian="11pt" style:font-size-complex="11pt"/>
    </style:style>
    <style:style style:name="P44" style:family="paragraph" style:parent-style-name="Standard">
      <style:text-properties fo:font-variant="normal" fo:text-transform="none" style:font-name="Trebuchet MS" fo:font-size="11pt" fo:letter-spacing="normal" fo:font-style="normal" fo:font-weight="bold" officeooo:rsid="003324d8" officeooo:paragraph-rsid="003324d8" style:font-size-asian="11pt" style:font-weight-asian="bold" style:font-size-complex="11pt" style:font-weight-complex="bold"/>
    </style:style>
    <style:style style:name="P45" style:family="paragraph" style:parent-style-name="Standard">
      <style:text-properties officeooo:paragraph-rsid="001ec995"/>
    </style:style>
    <style:style style:name="T1" style:family="text">
      <style:text-properties style:font-name="Trebuchet MS" fo:font-size="11pt" style:font-size-asian="11pt" style:font-size-complex="11pt"/>
    </style:style>
    <style:style style:name="T2" style:family="text">
      <style:text-properties style:font-name="Trebuchet MS" fo:font-size="11pt" officeooo:rsid="001ba9d8" style:font-size-asian="11pt" style:font-size-complex="11pt"/>
    </style:style>
    <style:style style:name="T3" style:family="text">
      <style:text-properties style:font-name="Trebuchet MS" fo:font-size="11pt" officeooo:rsid="001e1f5d" style:font-size-asian="11pt" style:font-size-complex="11pt"/>
    </style:style>
    <style:style style:name="T4" style:family="text">
      <style:text-properties style:font-name="Trebuchet MS" fo:font-size="11pt" fo:font-style="italic" officeooo:rsid="001ec995" style:font-size-asian="11pt" style:font-style-asian="italic" style:font-size-complex="11pt" style:font-style-complex="italic"/>
    </style:style>
    <style:style style:name="T5" style:family="text">
      <style:text-properties style:font-name="Trebuchet MS" fo:font-size="11pt" fo:font-style="italic" officeooo:rsid="0033ffc4" style:font-size-asian="11pt" style:font-style-asian="italic" style:font-size-complex="11pt" style:font-style-complex="italic"/>
    </style:style>
    <style:style style:name="T6" style:family="text">
      <style:text-properties fo:font-variant="normal" fo:text-transform="none" style:font-name="Trebuchet MS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style:font-name="Trebuchet MS" fo:font-size="11pt" fo:letter-spacing="normal" fo:font-style="normal" fo:font-weight="normal" officeooo:rsid="001e87a0" style:font-size-asian="11pt" style:font-size-complex="11pt"/>
    </style:style>
    <style:style style:name="T8" style:family="text">
      <style:text-properties fo:font-variant="normal" fo:text-transform="none" style:font-name="Trebuchet MS" fo:font-size="11pt" fo:letter-spacing="normal" fo:font-style="normal" fo:font-weight="normal" officeooo:rsid="002742ed" style:font-size-asian="11pt" style:font-size-complex="11pt"/>
    </style:style>
    <style:style style:name="T9" style:family="text">
      <style:text-properties fo:font-variant="normal" fo:text-transform="none" style:font-name="Trebuchet MS" fo:font-size="11pt" fo:letter-spacing="normal" fo:font-style="normal" fo:font-weight="normal" officeooo:rsid="001e1f5d" style:font-size-asian="11pt" style:font-size-complex="11pt"/>
    </style:style>
    <style:style style:name="T10" style:family="text">
      <style:text-properties fo:font-variant="normal" fo:text-transform="none" style:font-name="Trebuchet MS" fo:font-size="11pt" fo:letter-spacing="normal" fo:font-style="normal" fo:font-weight="normal" officeooo:rsid="0020fe4f" style:font-size-asian="11pt" style:font-style-asian="normal" style:font-size-complex="11pt" style:font-style-complex="normal"/>
    </style:style>
    <style:style style:name="T11" style:family="text">
      <style:text-properties fo:font-variant="normal" fo:text-transform="none" style:font-name="Trebuchet MS" fo:font-size="11pt" fo:letter-spacing="normal" fo:font-style="normal" fo:font-weight="normal" officeooo:rsid="002742ed" style:font-size-asian="11pt" style:font-style-asian="normal" style:font-size-complex="11pt" style:font-style-complex="normal"/>
    </style:style>
    <style:style style:name="T12" style:family="text">
      <style:text-properties fo:font-variant="normal" fo:text-transform="none" style:font-name="Trebuchet MS" fo:font-size="11pt" fo:letter-spacing="normal" fo:font-style="normal" fo:font-weight="normal" officeooo:rsid="00230942" style:font-size-asian="11pt" style:font-style-asian="normal" style:font-size-complex="11pt" style:font-style-complex="normal"/>
    </style:style>
    <style:style style:name="T13" style:family="text">
      <style:text-properties fo:font-variant="normal" fo:text-transform="none" style:font-name="Trebuchet MS" fo:font-size="11pt" fo:letter-spacing="normal" fo:font-style="normal" fo:font-weight="normal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style:font-name="Trebuchet MS" fo:font-size="11pt" fo:letter-spacing="normal" fo:font-style="normal" fo:font-weight="normal" officeooo:rsid="001e87a0" style:font-size-asian="11pt" style:font-weight-asian="bold" style:font-size-complex="11pt" style:font-weight-complex="bold"/>
    </style:style>
    <style:style style:name="T15" style:family="text">
      <style:text-properties fo:font-variant="normal" fo:text-transform="none" style:font-name="Trebuchet MS" fo:font-size="11pt" fo:letter-spacing="normal" fo:font-style="italic" fo:font-weight="normal" officeooo:rsid="0020fe4f" style:font-size-asian="11pt" style:font-style-asian="italic" style:font-size-complex="11pt" style:font-style-complex="italic"/>
    </style:style>
    <style:style style:name="T16" style:family="text">
      <style:text-properties fo:font-variant="normal" fo:text-transform="none" fo:letter-spacing="normal" fo:font-style="normal" fo:font-weight="normal"/>
    </style:style>
    <style:style style:name="T17" style:family="text">
      <style:text-properties fo:font-variant="normal" fo:text-transform="none" fo:letter-spacing="normal" fo:font-style="normal" fo:font-weight="normal" officeooo:rsid="001e87a0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letter-spacing="normal" fo:font-style="normal" fo:font-weight="normal" officeooo:rsid="0024de0f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letter-spacing="normal" fo:font-style="normal" fo:font-weight="normal" officeooo:rsid="002742ed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letter-spacing="normal" fo:font-style="normal" fo:font-weight="normal" officeooo:rsid="0027e411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letter-spacing="normal" fo:font-style="normal" fo:font-weight="normal" officeooo:rsid="002b9eb8"/>
    </style:style>
    <style:style style:name="T22" style:family="text">
      <style:text-properties fo:font-variant="normal" fo:text-transform="none" fo:letter-spacing="normal" fo:font-style="normal" fo:font-weight="normal" officeooo:rsid="002d992d"/>
    </style:style>
    <style:style style:name="T23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24" style:family="text">
      <style:text-properties fo:font-variant="normal" fo:text-transform="none" fo:letter-spacing="normal" fo:font-style="normal" fo:font-weight="normal" officeooo:rsid="0030476c" style:font-weight-asian="bold" style:font-weight-complex="bold"/>
    </style:style>
    <style:style style:name="T25" style:family="text">
      <style:text-properties fo:font-variant="normal" fo:text-transform="none" fo:letter-spacing="normal" fo:font-weight="normal"/>
    </style:style>
    <style:style style:name="T26" style:family="text">
      <style:text-properties fo:font-variant="normal" fo:text-transform="none" fo:letter-spacing="normal" fo:font-weight="normal" officeooo:rsid="0024de0f" style:font-weight-asian="normal" style:font-weight-complex="normal"/>
    </style:style>
    <style:style style:name="T27" style:family="text">
      <style:text-properties fo:font-variant="normal" fo:text-transform="none" fo:color="#ffffff" fo:letter-spacing="normal" fo:font-style="normal" fo:font-weight="normal" fo:background-color="#000000" loext:char-shading-value="0"/>
    </style:style>
    <style:style style:name="T28" style:family="text">
      <style:text-properties fo:font-variant="normal" fo:text-transform="none" fo:color="#ffffff" fo:letter-spacing="normal" fo:font-weight="normal" fo:background-color="#000000" loext:char-shading-value="0"/>
    </style:style>
    <style:style style:name="T29" style:family="text">
      <style:text-properties fo:font-variant="normal" fo:text-transform="none" fo:color="#ffffff" style:font-name="Times New Roman" fo:font-size="12pt" fo:letter-spacing="normal" fo:font-style="normal" fo:font-weight="normal" fo:background-color="#000000" loext:char-shading-value="0" style:font-size-asian="12pt" style:font-size-complex="12pt"/>
    </style:style>
    <style:style style:name="T30" style:family="text">
      <style:text-properties fo:font-variant="normal" fo:text-transform="none" fo:color="#ffffff" style:font-name="Times New Roman" fo:font-size="12pt" fo:letter-spacing="normal" fo:font-style="normal" fo:font-weight="normal" officeooo:rsid="0027e411" fo:background-color="#000000" loext:char-shading-value="0" style:font-size-asian="12pt" style:font-size-complex="12pt"/>
    </style:style>
    <style:style style:name="T31" style:family="text">
      <style:text-properties fo:font-variant="normal" fo:text-transform="none" style:font-name="Times New Roman" fo:font-size="11pt" fo:letter-spacing="normal" fo:font-style="italic" fo:font-weight="bold" officeooo:rsid="0020fe4f" style:font-size-asian="11pt" style:font-style-asian="italic" style:font-weight-asian="bold" style:font-size-complex="11pt" style:font-style-complex="italic" style:font-weight-complex="bold"/>
    </style:style>
    <style:style style:name="T32" style:family="text">
      <style:text-properties fo:font-variant="normal" fo:text-transform="none" style:font-name="Times New Roman" fo:letter-spacing="normal" fo:font-weight="normal" officeooo:rsid="0024de0f" style:font-weight-asian="normal" style:font-weight-complex="normal"/>
    </style:style>
    <style:style style:name="T33" style:family="text">
      <style:text-properties fo:font-variant="normal" fo:text-transform="none" style:font-name="Times New Roman" fo:letter-spacing="normal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variant="normal" fo:text-transform="none" style:font-name="Times New Roman" fo:letter-spacing="normal" fo:font-style="italic" fo:font-weight="bold" officeooo:rsid="0024de0f" style:font-style-asian="italic" style:font-weight-asian="bold" style:font-style-complex="italic" style:font-weight-complex="bold"/>
    </style:style>
    <style:style style:name="T35" style:family="text">
      <style:text-properties fo:font-variant="normal" fo:text-transform="none" style:font-name="Times New Roman" fo:font-size="12pt" fo:letter-spacing="normal" fo:font-weight="bold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37" style:family="text">
      <style:text-properties fo:font-variant="normal" fo:text-transform="none" style:font-name="Times New Roman" fo:font-size="12pt" fo:letter-spacing="normal" fo:font-style="normal" fo:font-weight="normal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style:font-name="Times New Roman" fo:font-size="12pt" fo:letter-spacing="normal" fo:font-style="normal" fo:font-weight="bold" officeooo:rsid="00290795" style:font-size-asian="12pt" style:font-weight-asian="bold" style:font-size-complex="12pt" style:font-weight-complex="bold"/>
    </style:style>
    <style:style style:name="T40" style:family="text">
      <style:text-properties officeooo:rsid="0033ff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3">Download from </text:span><text:span text:style-name="T2">: </text:span><text:a xlink:type="simple" xlink:href="https://github.com/wara-ps/Streaming_Map_Demo" text:style-name="Internet_20_link" text:visited-style-name="Visited_20_Internet_20_Link"><text:span text:style-name="T1">https://github.com/wara-ps/Streaming_Map_Demo</text:span></text:a><text:span text:style-name="T1"> </text:span></text:p>
      <text:p text:style-name="P1"/>
      <text:p text:style-name="P10">SceneBuilder</text:p>
      <text:p text:style-name="P4"/>
      <text:p text:style-name="P45"><text:span text:style-name="T4">This is a short guide to instal and run Scenebuilder and its client. SceneBuilder is used to make </text:span><text:span text:style-name="T5">3D</text:span><text:span text:style-name="T4"> files that is used for streaming 3D data.</text:span></text:p>
      <text:p text:style-name="P1"/>
      <text:p text:style-name="P2"/>
      <text:p text:style-name="P9">Instal Nvidia driver</text:p>
      <text:p text:style-name="P1"/>
      <text:p text:style-name="P3">Start with downloading and install the Nvidia driver 32-bit NVIDIA_Texture_Tools_2.08.0601.1625</text:p>
      <text:p text:style-name="P15"><text:a xlink:type="simple" xlink:href="https://developer.nvidia.com/sites/default/files/akamai/tools/files/NVIDIA_Texture_Tools_2.08.0601.1625.exe" text:style-name="Internet_20_link" text:visited-style-name="Visited_20_Internet_20_Link"><text:span text:style-name="T6">https://developer.nvidia.com/sites/default/files/akamai/tools/files/NVIDIA_Texture_Tools_2.08.0601.1625.exe</text:span></text:a></text:p>
      <text:p text:style-name="P21"/>
      <text:p text:style-name="P15"><text:span text:style-name="T9">Use default settings </text:span><text:span text:style-name="T8">during the instalation.</text:span></text:p>
      <text:p text:style-name="P22"/>
      <text:p text:style-name="P32">SceneBuilderClient</text:p>
      <text:p text:style-name="P23"/>
      <text:p text:style-name="P16"><text:span text:style-name="T7">Copy all files from ../SceneBuilderClient/ to a seperate folder </text:span><text:span text:style-name="T8">on the </text:span><text:span text:style-name="T7">computer.</text:span></text:p>
      <text:p text:style-name="P19"><text:span text:style-name="T10">S</text:span><text:span text:style-name="T11">ome settings need to be changed. Start with setting the tcp adress and number of cores to use on the computer. </text:span><text:span text:style-name="T10">To find </text:span><text:span text:style-name="T11">the right</text:span><text:span text:style-name="T10"> tcp </text:span><text:span text:style-name="T12">adress</text:span><text:span text:style-name="T10"> open up a command promt and run “</text:span><text:span text:style-name="T31">ipconfig</text:span><text:span text:style-name="T15">”</text:span><text:span text:style-name="T10"> in windows.</text:span></text:p>
      <text:p text:style-name="P27"/>
      <text:p text:style-name="P12"><text:span text:style-name="T25">Use the IPv4 Adress from “</text:span><text:span text:style-name="T33">Ethernet adapter vEthernet (Default Switch):</text:span><text:span text:style-name="T32">”</text:span><text:span text:style-name="T35"> </text:span><text:span text:style-name="T26">not “</text:span><text:span text:style-name="T34">Ethernet adapter Ethernet:</text:span><text:span text:style-name="T32">”</text:span></text:p>
      <text:p text:style-name="P34"/>
      <text:p text:style-name="P35">Ethernet adapter vEthernet (Default Switch):</text:p>
      <text:p text:style-name="P35"/>
      <text:p text:style-name="P35"><text:s text:c="3"/>Connection-specific DNS Suffix <text:s/>. :</text:p>
      <text:p text:style-name="P35"><text:s text:c="3"/>Link-local IPv6 Address . . . . . : fe80::2904:546a:c090:118b%21</text:p>
      <text:p text:style-name="P17"><text:span text:style-name="T25"><text:s text:c="3"/>IPv4 Address. . . . . . . . . . . : </text:span><text:span text:style-name="T28">192.168.40.97</text:span></text:p>
      <text:p text:style-name="P35"><text:s text:c="3"/>Subnet Mask . . . . . . . . . . . : 255.255.255.240</text:p>
      <text:p text:style-name="P35"><text:s text:c="3"/>Default Gateway . . . . . . . . . :</text:p>
      <text:p text:style-name="P35"/>
      <text:p text:style-name="P5"><text:span text:style-name="T17">O</text:span><text:span text:style-name="T18">pen up the file SceneBuilderClient.xml and adjust the tcp settings for </text:span><text:span text:style-name="T19">the </text:span><text:span text:style-name="T18">client </text:span><text:span text:style-name="T20">and also it is possbile to change numbers of cores to use</text:span><text:span text:style-name="T18">. </text:span></text:p>
      <text:p text:style-name="P36"/>
      <text:p text:style-name="P5"><text:span text:style-name="T36"><text:s text:c="5"/>&lt;connection&gt;<text:line-break/> <text:s text:c="6"/>&lt;authorized&gt;<text:line-break/> <text:s text:c="8"/>&lt;!-- Add all authorized connection urls here --&gt;<text:line-break/> <text:s text:c="8"/>&lt;url&gt;tcp:</text:span><text:span text:style-name="T29">192.168.40.97</text:span><text:span text:style-name="T36">:7799?blocking=no&lt;/url&gt;<text:line-break/> <text:s text:c="8"/>&lt;url&gt;tcp:10.23.24.43:7799?blocking=no&lt;/url&gt;<text:line-break/> <text:s text:c="6"/>&lt;/authorized&gt;<text:line-break/><text:line-break/> <text:s text:c="4"/>&lt;capabilities&gt;<text:line-break/> <text:s text:c="6"/>&lt;!-- number of active allocated cores (threads in parallel) --&gt;<text:line-break/> <text:s text:c="6"/>&lt;workers&gt;</text:span><text:span text:style-name="T30">4</text:span><text:span text:style-name="T36">&lt;/workers&gt;<text:line-break/> <text:s text:c="4"/>&lt;/capabilities&gt;</text:span></text:p>
      <text:p text:style-name="P37"/>
      <text:p text:style-name="P26"/>
      <text:p text:style-name="P43"><text:span text:style-name="T16">Save the file and then you can start the SceneBuilderClient by open up a command promt with administrator rights </text:span><text:span text:style-name="T22">in the same folder as the program</text:span><text:span text:style-name="T16">.</text:span></text:p>
      <text:p text:style-name="P7"><text:span text:style-name="T16">First run - </text:span><text:span text:style-name="T39">SceneBuilderClient64.exe -reg</text:span></text:p>
      <text:p text:style-name="P6"><text:span text:style-name="T21">Then to start the service <text:s/>- </text:span><text:span text:style-name="T38">net start SceneBuilderClient </text:span></text:p>
      <text:p text:style-name="P6"><text:span text:style-name="T21">To stop the service - </text:span><text:span text:style-name="T38">net stop SceneBuilderClient</text:span></text:p>
      <text:p text:style-name="P24"/>
      <text:p text:style-name="P32">SceneBuilder</text:p>
      <text:p text:style-name="P32"/>
      <text:p text:style-name="P28">Copy all files from ../SceneBuilder/ to a seperate folder on your computer.</text:p>
      <text:p text:style-name="P11"><text:span text:style-name="T16">Open up the SceneBuilder.xml file and change 10.23.24.50 to 127.0.0.1. </text:span><text:span text:style-name="T22">Save the file.</text:span></text:p>
      <text:p text:style-name="P29"/>
      <text:p text:style-name="P18"><text:span text:style-name="T16"><text:s text:c="6"/>&lt;communication&gt;<text:line-break/> <text:s text:c="7"/>&lt;url&gt;udp::65432?blocking=no&amp;amp;nic=</text:span><text:span text:style-name="T27">127.0.0.1</text:span><text:span text:style-name="T16">&lt;/url&gt;<text:line-break/> <text:s text:c="7"/>&lt;!--&lt;url&gt;udp::65432?blocking=no&amp;amp;nic=10.23.24.43&lt;/url&gt;--&gt;<text:line-break/> <text:s text:c="5"/>&lt;/communication&gt;</text:span></text:p>
      <text:p text:style-name="P38"/>
      <text:p text:style-name="P30">To start and use SceneBuilder start a command promt in the same folder as the programs exe file.</text:p>
      <text:p text:style-name="P20"><text:span text:style-name="T13">To use “</text:span><text:span text:style-name="T37">SceneBuilder.exe” </text:span><text:span text:style-name="T13">before each command to use the program.</text:span></text:p>
      <text:p text:style-name="P30"/>
      <text:p text:style-name="P33">An example</text:p>
      <text:p text:style-name="P30"/>
      <text:p text:style-name="P8"><text:span text:style-name="T23">Below is an example to run 3D data from Vricon </text:span><text:span text:style-name="T24">into dds format</text:span><text:span text:style-name="T23">. </text:span><text:span text:style-name="T24">All text in Bold are commands to run and the other is the messages out. Make sure that the data is located in a search path without any space. </text:span></text:p>
      <text:p text:style-name="P31"/>
      <text:p text:style-name="P40">-module Utility -func probe S:\Build_Maps\Sweden\vastervik\vricon_3d_surface_model_collada\data</text:p>
      <text:p text:style-name="P41"/>
      <text:p text:style-name="P41">GizmoSDK::</text:p>
      <text:p text:style-name="P41">{</text:p>
      <text:p text:style-name="P41"><text:s text:c="8"/>"probe_result":</text:p>
      <text:p text:style-name="P41"><text:s text:c="16"/>{</text:p>
      <text:p text:style-name="P41"><text:s text:c="24"/>"score": <text:s text:c="7"/>25,</text:p>
      <text:p text:style-name="P41"><text:s text:c="24"/>"type": "COMPRESSED"</text:p>
      <text:p text:style-name="P41"><text:s text:c="16"/>},</text:p>
      <text:p text:style-name="P41"><text:s text:c="8"/>"transforms": <text:s text:c="2"/>[</text:p>
      <text:p text:style-name="P41"><text:s text:c="24"/>{</text:p>
      <text:p text:style-name="P41"><text:s text:c="32"/>"parameters":</text:p>
      <text:p text:style-name="P41"><text:s text:c="40"/>{</text:p>
      <text:p text:style-name="P41"><text:s text:c="48"/>"source": <text:s text:c="6"/>"str",</text:p>
      <text:p text:style-name="P41"><text:s text:c="48"/>"destination": <text:s/>"str"</text:p>
      <text:p text:style-name="P41"><text:s text:c="40"/>},</text:p>
      <text:p text:style-name="P41"><text:s text:c="32"/>"module": <text:s text:c="6"/>"Utility",</text:p>
      <text:p text:style-name="P41"><text:s text:c="32"/>"func": "extract",</text:p>
      <text:p text:style-name="P41"><text:s text:c="32"/>"type": "*",</text:p>
      <text:p text:style-name="P41"><text:s text:c="32"/>"description": <text:s/>"Extract compressed data"</text:p>
      <text:p text:style-name="P41"><text:s text:c="24"/>}]</text:p>
      <text:p text:style-name="P41">}</text:p>
      <text:p text:style-name="P41"/>
      <text:p text:style-name="P40">-module Utility -func extract S:\Build_Maps\Sweden\vastervik\vricon_3d_surface_model_collada\data S:\Build_Maps\Sweden\vastervik\vricon_3d_surface_model_collada\extracted</text:p>
      <text:p text:style-name="P41"/>
      <text:p text:style-name="P40">-module Utility -func probe S:\Build_Maps\Sweden\vastervik\vricon_3d_surface_model_collada\extracted</text:p>
      <text:p text:style-name="P41"><text:soft-page-break/></text:p>
      <text:p text:style-name="P41">GizmoSDK::</text:p>
      <text:p text:style-name="P41">{</text:p>
      <text:p text:style-name="P41"><text:s text:c="8"/>"probe_result":</text:p>
      <text:p text:style-name="P41"><text:s text:c="16"/>{</text:p>
      <text:p text:style-name="P41"><text:s text:c="24"/>"top": <text:s/>"0/0/0_0_0/0_0_0",</text:p>
      <text:p text:style-name="P41"><text:s text:c="24"/>"score": <text:s text:c="7"/>100,</text:p>
      <text:p text:style-name="P41"><text:s text:c="24"/>"type": "VRICON-3D-USE-DDS",</text:p>
      <text:p text:style-name="P41"><text:s text:c="24"/>"info":</text:p>
      <text:p text:style-name="P41"><text:s text:c="32"/>{</text:p>
      <text:p text:style-name="P41"><text:s text:c="40"/>"DbI-Database Origin": <text:s/>"33N X6402825.000 Y594575.000 H56.000",</text:p>
      <text:p text:style-name="P41"><text:s text:c="40"/>"DbI-SZ": <text:s text:c="6"/>"[-6301,-53,-4902,6301,53,4902]",</text:p>
      <text:p text:style-name="P41"><text:s text:c="40"/>"DbI-MeterScale": <text:s text:c="6"/>1,</text:p>
      <text:p text:style-name="P41"><text:s text:c="40"/>"DbI-CoordSystem": <text:s text:c="5"/>"WGS84:UTM33N,ELLIPSOID"</text:p>
      <text:p text:style-name="P41"><text:s text:c="32"/>}</text:p>
      <text:p text:style-name="P41"><text:s text:c="16"/>},</text:p>
      <text:p text:style-name="P41"><text:s text:c="8"/>"transforms": <text:s text:c="2"/>[</text:p>
      <text:p text:style-name="P41"><text:s text:c="24"/>{</text:p>
      <text:p text:style-name="P41"><text:s text:c="32"/>"parameters":</text:p>
      <text:p text:style-name="P41"><text:s text:c="40"/>{</text:p>
      <text:p text:style-name="P41"><text:s text:c="48"/>"source": <text:s text:c="6"/>"str",</text:p>
      <text:p text:style-name="P41"><text:s text:c="48"/>"destination": <text:s/>"str",</text:p>
      <text:p text:style-name="P41"><text:s text:c="48"/>"rebuild": <text:s text:c="5"/>"bool:{false}",</text:p>
      <text:p text:style-name="P41"><text:s text:c="48"/>"min_size": <text:s text:c="4"/>"int:{0}:[0-]"</text:p>
      <text:p text:style-name="P41"><text:s text:c="40"/>},</text:p>
      <text:p text:style-name="P41"><text:s text:c="32"/>"module": <text:s text:c="6"/>"Image",</text:p>
      <text:p text:style-name="P41"><text:s text:c="32"/>"func": "convertDDS",</text:p>
      <text:p text:style-name="P41"><text:s text:c="32"/>"type": "VRICON-3D",</text:p>
      <text:p text:style-name="P41"><text:s text:c="32"/>"description": <text:s/>"Convert Vricon3D images to .dds format"</text:p>
      <text:p text:style-name="P41"><text:s text:c="24"/>}]</text:p>
      <text:p text:style-name="P41">}</text:p>
      <text:p text:style-name="P41"/>
      <text:p text:style-name="P41"/>
      <text:p text:style-name="P40">-module Image -func convertDDS S:\Build_Maps\Sweden\vastervik\vricon_3d_surface_model_collada\extracted S:\Build_Maps\Sweden\vastervik\vricon_3d_surface_model_collada\dds -monitor</text:p>
      <text:p text:style-name="P41"/>
      <text:p text:style-name="P40">-module Utility -func probe S:\Build_Maps\Sweden\vastervik\vricon_3d_surface_model_collada\dds</text:p>
      <text:p text:style-name="P41"/>
      <text:p text:style-name="P41">GizmoSDK::</text:p>
      <text:p text:style-name="P41">{</text:p>
      <text:p text:style-name="P41"><text:s text:c="8"/>"probe_result":</text:p>
      <text:p text:style-name="P41"><text:s text:c="16"/>{</text:p>
      <text:p text:style-name="P41"><text:s text:c="24"/>"top": <text:s/>"0/0/0_0_0/0_0_0",</text:p>
      <text:p text:style-name="P41"><text:s text:c="24"/>"score": <text:s text:c="7"/>100,</text:p>
      <text:p text:style-name="P41"><text:s text:c="24"/>"type": "VRICON-3D",</text:p>
      <text:p text:style-name="P41"><text:s text:c="24"/>"info":</text:p>
      <text:p text:style-name="P41"><text:s text:c="32"/>{</text:p>
      <text:p text:style-name="P41"><text:s text:c="40"/>"DbI-Database Origin": <text:s/>"33N X6402825.000 Y594575.000 H56.000",</text:p>
      <text:p text:style-name="P41"><text:s text:c="40"/>"DbI-SZ": <text:s text:c="6"/>"[-6301,-53,-4902,6301,53,4902]",</text:p>
      <text:p text:style-name="P41"><text:s text:c="40"/>"DbI-MeterScale": <text:s text:c="6"/>1,</text:p>
      <text:p text:style-name="P41"><text:s text:c="40"/>"DbI-CoordSystem": <text:s text:c="5"/>"WGS84:UTM33N,ELLIPSOID"</text:p>
      <text:p text:style-name="P41"><text:s text:c="32"/>}</text:p>
      <text:p text:style-name="P41"><text:s text:c="16"/>},</text:p>
      <text:p text:style-name="P41"><text:soft-page-break/><text:s text:c="8"/>"transforms": <text:s text:c="2"/>[</text:p>
      <text:p text:style-name="P41"><text:s text:c="24"/>{</text:p>
      <text:p text:style-name="P41"><text:s text:c="32"/>"parameters":</text:p>
      <text:p text:style-name="P41"><text:s text:c="40"/>{</text:p>
      <text:p text:style-name="P41"><text:s text:c="48"/>"dds": <text:s/>"bool:{no}",</text:p>
      <text:p text:style-name="P41"><text:s text:c="48"/>"offset_y_out": "int:{56}",</text:p>
      <text:p text:style-name="P41"><text:s text:c="48"/>"offset_x_out": "int:{594575}",</text:p>
      <text:p text:style-name="P41"><text:s text:c="48"/>"offset_z_out": "int:{-6402825}",</text:p>
      <text:p text:style-name="P41"><text:s text:c="48"/>"etc2": "bool:{no}",</text:p>
      <text:p text:style-name="P41"><text:s text:c="48"/>"source": <text:s text:c="6"/>"str",</text:p>
      <text:p text:style-name="P41"><text:s text:c="48"/>"destination": <text:s/>"str",</text:p>
      <text:p text:style-name="P41"><text:s text:c="48"/>"rebuild": <text:s text:c="5"/>"bool:{no}",</text:p>
      <text:p text:style-name="P41"><text:s text:c="48"/>"cs_out": <text:s text:c="6"/>"str:{WGS84:UTM33N,ELLIPSOID}",</text:p>
      <text:p text:style-name="P41"><text:s text:c="48"/>"quality": <text:s text:c="5"/>"int:{0-100:40}",</text:p>
      <text:p text:style-name="P41"><text:s text:c="48"/>"gen_mipmaps": <text:s/>"bool:{no}"</text:p>
      <text:p text:style-name="P41"><text:s text:c="40"/>},</text:p>
      <text:p text:style-name="P41"><text:s text:c="32"/>"module": <text:s text:c="6"/>"Vricon",</text:p>
      <text:p text:style-name="P41"><text:s text:c="32"/>"func": "convert",</text:p>
      <text:p text:style-name="P41"><text:s text:c="32"/>"type": "GZ-RES",</text:p>
      <text:p text:style-name="P41"><text:s text:c="32"/>"description": <text:s/>"Convert Vricon3D format to Gizmo3D format"</text:p>
      <text:p text:style-name="P41"><text:s text:c="24"/>}]</text:p>
      <text:p text:style-name="P41">}</text:p>
      <text:p text:style-name="P41"/>
      <text:p text:style-name="P40">-module Vricon -func convert -cs_out WGS84:UTM33N,ELLIPSOID -offset_x_out 594575 -offset_y_out 56 -offset_z_out -6402825 S:\Build_Maps\Sweden\vastervik\vricon_3d_surface_model_collada\dds S:\Build_Maps\Sweden\vastervik\vricon_3d_surface_model_collada\processed -dds -monitor -rebuild</text:p>
      <text:p text:style-name="P41"/>
      <text:p text:style-name="P41"/>
      <text:p text:style-name="P40">-module Utility -func probe S:\Build_Maps\Sweden\vastervik\vricon_3d_surface_model_collada\processed</text:p>
      <text:p text:style-name="P41"/>
      <text:p text:style-name="P41">GizmoSDK::</text:p>
      <text:p text:style-name="P41">{</text:p>
      <text:p text:style-name="P41"><text:s text:c="8"/>"probe_result":</text:p>
      <text:p text:style-name="P41"><text:s text:c="16"/>{</text:p>
      <text:p text:style-name="P41"><text:s text:c="24"/>"top": <text:s/>"0/0/0_0_0/0_0_0",</text:p>
      <text:p text:style-name="P41"><text:s text:c="24"/>"score": <text:s text:c="7"/>80,</text:p>
      <text:p text:style-name="P41"><text:s text:c="24"/>"type": "GZ-RES",</text:p>
      <text:p text:style-name="P41"><text:s text:c="24"/>"info":</text:p>
      <text:p text:style-name="P41"><text:s text:c="32"/>{</text:p>
      <text:p text:style-name="P41"><text:s text:c="40"/>"DbI-Database Origin": <text:s/>"33N X6402825.000 Y594575.000 H56.000",</text:p>
      <text:p text:style-name="P41"><text:s text:c="40"/>"DbI-CreationTime": <text:s text:c="4"/>"2020-06-04 12:13:48",</text:p>
      <text:p text:style-name="P41"><text:s text:c="40"/>"DbI-LR": <text:s text:c="6"/>4194304,</text:p>
      <text:p text:style-name="P41"><text:s text:c="40"/>"DbI-SZ": <text:s text:c="6"/>"[-6301.783203125,-29.5755958557129,-4901.61083984375,6301.94140625,40.6904945373535,4902.296875]",</text:p>
      <text:p text:style-name="P41"><text:s text:c="40"/>"DbI-MeterScale": <text:s text:c="6"/>1,</text:p>
      <text:p text:style-name="P41"><text:s text:c="40"/>"DbI-Type": <text:s text:c="4"/>"gzd",</text:p>
      <text:p text:style-name="P41"><text:s text:c="40"/>"DbI-CoordSystem": <text:s text:c="5"/>"WGS84:UTM33N,ELLIPSOID",</text:p>
      <text:p text:style-name="P41"><text:s text:c="40"/>"DbI-Version": <text:s/>"2.16.0"</text:p>
      <text:p text:style-name="P41"><text:s text:c="32"/>}</text:p>
      <text:p text:style-name="P41"><text:s text:c="16"/>},</text:p>
      <text:p text:style-name="P41"><text:s text:c="8"/>"transforms": <text:s text:c="2"/>[</text:p>
      <text:p text:style-name="P41"><text:s text:c="24"/>{</text:p>
      <text:p text:style-name="P41"><text:soft-page-break/><text:s text:c="32"/>"parameters":</text:p>
      <text:p text:style-name="P41"><text:s text:c="40"/>{</text:p>
      <text:p text:style-name="P41"><text:s text:c="48"/>"source": <text:s text:c="6"/>"str"</text:p>
      <text:p text:style-name="P41"><text:s text:c="40"/>},</text:p>
      <text:p text:style-name="P41"><text:s text:c="32"/>"module": <text:s text:c="6"/>"DB",</text:p>
      <text:p text:style-name="P41"><text:s text:c="32"/>"func": "build",</text:p>
      <text:p text:style-name="P41"><text:s text:c="32"/>"type": "GZ-MAP",</text:p>
      <text:p text:style-name="P41"><text:s text:c="32"/>"description": <text:s/>"Build Gizmo3D map"</text:p>
      <text:p text:style-name="P41"><text:s text:c="24"/>}]</text:p>
      <text:p text:style-name="P41">}</text:p>
      <text:p text:style-name="P41"/>
      <text:p text:style-name="P40">-module DB -func build <text:s/>S:\Build_Maps\Sweden\vastervik\vricon_3d_surface_model_collada\processed -monitor</text:p>
      <text:p text:style-name="P41"/>
      <text:p text:style-name="P41">Built database with max lod 4194304 and with extent (-6301.8095703125,-52.7706146240234,-4901.6201171875)-(6301.94140625,53.7452697753906,4902.296875)</text:p>
      <text:p text:style-name="P41"/>
      <text:p text:style-name="P41"/>
      <text:p text:style-name="P41">Date:2020-06-04 14:22:47</text:p>
      <text:p text:style-name="P41">MaxLOD:4194304</text:p>
      <text:p text:style-name="P41">Size:(-6301.8095703125,-52.7706146240234,-4901.6201171875)-(6301.94140625,53.7452697753906,4902.296875)</text:p>
      <text:p text:style-name="P41">Origin:33N X6402825.000 Y594575.000 H56.000</text:p>
      <text:p text:style-name="P41">CoordSys:WGS84:UTM33N,ELLIPSOID</text:p>
      <text:p text:style-name="P41">Projection:UTM</text:p>
      <text:p text:style-name="P41">Meter Scale:1</text:p>
      <text:p text:style-name="P41">Author:AMO</text:p>
      <text:p text:style-name="P41">Comment:Only for Demo Purposes and Development</text:p>
      <text:p text:style-name="P41">Builder:2.16.0</text:p>
      <text:p text:style-name="P41">GizmoSDK:2.10.6</text:p>
      <text:p text:style-name="P41">GZD:15</text:p>
      <text:p text:style-name="P41"/>
      <text:p text:style-name="P40">-module Utility -func probe S:\Build_Maps\Sweden\vastervik\vricon_3d_surface_model_collada\processed</text:p>
      <text:p text:style-name="P41"/>
      <text:p text:style-name="P41">GizmoSDK::</text:p>
      <text:p text:style-name="P41">{</text:p>
      <text:p text:style-name="P41"><text:s text:c="8"/>"probe_result":</text:p>
      <text:p text:style-name="P41"><text:s text:c="16"/>{</text:p>
      <text:p text:style-name="P41"><text:s text:c="24"/>"score": <text:s text:c="7"/>100,</text:p>
      <text:p text:style-name="P41"><text:s text:c="24"/>"type": "GZ-MAP",</text:p>
      <text:p text:style-name="P41"><text:s text:c="24"/>"info":</text:p>
      <text:p text:style-name="P41"><text:s text:c="32"/>{</text:p>
      <text:p text:style-name="P41"><text:s text:c="40"/>"Text Comment": "Only for Demo Purposes and Development",</text:p>
      <text:p text:style-name="P41"><text:s text:c="40"/>"DbI-Database Origin": <text:s/>"33N X6402825.000 Y594575.000 H56.000",</text:p>
      <text:p text:style-name="P41"><text:s text:c="40"/>"DbI-CreationTime": <text:s text:c="4"/>"2020-06-04 12:22:47",</text:p>
      <text:p text:style-name="P41"><text:s text:c="40"/>"DbI-LR": <text:s text:c="6"/>4194304,</text:p>
      <text:p text:style-name="P41"><text:s text:c="40"/>"DbI-SZ": <text:s text:c="6"/>"[-6301.8095703125,-52.7706146240234,-4901.6201171875,6301.94140625,53.7452697753906,4902.296875]",</text:p>
      <text:p text:style-name="P41"><text:s text:c="40"/>"DbI-Projection": <text:s text:c="6"/>"UTM",</text:p>
      <text:p text:style-name="P41"><text:s text:c="40"/>"DbI-Ellipsoid": <text:s text:c="7"/>"WGS 1984",</text:p>
      <text:p text:style-name="P41"><text:s text:c="40"/>"DbI-MeterScale": <text:s text:c="6"/>1,</text:p>
      <text:p text:style-name="P41"><text:s text:c="40"/>"DbI-Type": <text:s text:c="4"/>"gzd",</text:p>
      <text:p text:style-name="P41"><text:soft-page-break/><text:s text:c="40"/>"DbI-Author": <text:s text:c="2"/>"AMO",</text:p>
      <text:p text:style-name="P41"><text:s text:c="40"/>"DbI-CoordSystem": <text:s text:c="5"/>"WGS84:UTM33N,ELLIPSOID",</text:p>
      <text:p text:style-name="P41"><text:s text:c="40"/>"DbI-Version": <text:s/>"2.16.0"</text:p>
      <text:p text:style-name="P41"><text:s text:c="32"/>}</text:p>
      <text:p text:style-name="P41"><text:s text:c="16"/>}</text:p>
      <text:p text:style-name="P41">}</text:p>
      <text:p text:style-name="P41"/>
      <text:p text:style-name="P41"/>
      <text:p text:style-name="P44">CombitechPlotViz</text:p>
      <text:p text:style-name="P25"/>
      <text:p text:style-name="P42"><text:span text:style-name="T14">W</text:span><text:span text:style-name="T13">hen running the commands for SceneBuilder it is possible with the help of CombitechPlotviz to view status of the jobs. CombitechPlotviz is located in folder ../Utilites/PlotViz</text:span></text:p>
      <text:p text:style-name="P39"/>
      <text:p text:style-name="P39"/>
      <text:p text:style-name="P28"/>
      <text:p text:style-name="P28"/>
      <text:p text:style-name="P23"/>
      <text:p text:style-name="P23"/>
      <text:p text:style-name="P22"/>
      <text:p text:style-name="P22"/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1T14:35:58.111000000</meta:creation-date>
    <dc:date>2020-06-29T15:04:20.484000000</dc:date>
    <meta:editing-duration>PT1H36M49S</meta:editing-duration>
    <meta:editing-cycles>21</meta:editing-cycles>
    <meta:generator>LibreOffice/6.4.3.2$Windows_x86 LibreOffice_project/747b5d0ebf89f41c860ec2a39efd7cb15b54f2d8</meta:generator>
    <meta:document-statistic meta:table-count="0" meta:image-count="0" meta:object-count="0" meta:page-count="6" meta:paragraph-count="196" meta:word-count="761" meta:character-count="11397" meta:non-whitespace-character-count="6438"/>
  </office:meta>
</office:document-meta>
</file>